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FreeSans" officeooo:rsid="000328d2" officeooo:paragraph-rsid="000328d2"/>
    </style:style>
    <style:style style:name="P2" style:family="paragraph" style:parent-style-name="Header">
      <style:paragraph-properties fo:text-align="start" style:justify-single-word="false"/>
      <style:text-properties style:font-name="FreeSans" officeooo:rsid="00094466" officeooo:paragraph-rsid="00094466"/>
    </style:style>
    <style:style style:name="P3" style:family="paragraph" style:parent-style-name="Footer">
      <style:text-properties style:font-name="FreeSans" officeooo:rsid="000328d2" officeooo:paragraph-rsid="000328d2"/>
    </style:style>
    <style:style style:name="P4" style:family="paragraph" style:parent-style-name="Standard">
      <style:text-properties style:font-name="FreeSans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2pt" officeooo:rsid="000328d2" officeooo:paragraph-rsid="0027fcdf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2pt" officeooo:rsid="000328d2" officeooo:paragraph-rsid="002c09e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2pt" officeooo:rsid="000328d2" officeooo:paragraph-rsid="002e06e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2pt" officeooo:rsid="000328d2" officeooo:paragraph-rsid="002fb95f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7fcdf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c09e6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ccc33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e06e6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fb95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7fcdf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c09e6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ccc33" style:font-size-asian="12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e06e6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fb95f" style:font-size-asian="12pt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ccf1b" officeooo:paragraph-rsid="001ccf1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12pt" officeooo:rsid="001f6623" officeooo:paragraph-rsid="0027fcdf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FreeSans" fo:font-size="12pt" officeooo:rsid="001f6623" officeooo:paragraph-rsid="002c09e6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FreeSans" fo:font-size="12pt" officeooo:rsid="001f6623" officeooo:paragraph-rsid="002e06e6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12pt" officeooo:rsid="001f6623" officeooo:paragraph-rsid="002fb95f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f6623" officeooo:paragraph-rsid="002c09e6" style:font-size-asian="12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f6623" officeooo:paragraph-rsid="002ccc33" style:font-size-asian="12pt" style:font-size-complex="12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f6623" officeooo:paragraph-rsid="002e06e6" style:font-size-asian="12pt" style:font-size-complex="12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f6623" officeooo:paragraph-rsid="002fb95f" style:font-size-asian="12pt" style:font-size-complex="12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2c09e6" officeooo:paragraph-rsid="002c09e6" style:font-size-asian="12pt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2fb95f" officeooo:paragraph-rsid="002fb95f" style:font-size-asian="12pt" style:font-size-complex="12pt"/>
    </style:style>
    <style:style style:name="P30" style:family="paragraph" style:parent-style-name="Standard">
      <style:paragraph-properties fo:line-height="150%"/>
      <style:text-properties style:use-window-font-color="true" style:font-name="Arial" fo:font-size="10pt" fo:language="pt" fo:country="PT" officeooo:paragraph-rsid="001ccf1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31" style:family="paragraph" style:parent-style-name="Standard">
      <style:paragraph-properties fo:line-height="150%"/>
      <style:text-properties style:use-window-font-color="true" style:font-name="Arial" fo:font-size="10pt" fo:language="pt" fo:country="PT" officeooo:paragraph-rsid="001e5a6e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32" style:family="paragraph" style:parent-style-name="Standard">
      <style:paragraph-properties fo:line-height="150%"/>
      <style:text-properties style:use-window-font-color="true" style:font-name="Arial" fo:font-size="10pt" fo:language="pt" fo:country="PT" officeooo:rsid="001e5a6e" officeooo:paragraph-rsid="001e5a6e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33" style:family="paragraph" style:parent-style-name="Standard">
      <style:paragraph-properties fo:line-height="150%"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use-window-font-color="true" style:font-name="Arial" fo:font-size="8pt" fo:language="pt" fo:country="PT" officeooo:rsid="001ccf1b" officeooo:paragraph-rsid="001e5a6e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34" style:family="paragraph" style:parent-style-name="Standard">
      <style:paragraph-properties fo:line-height="150%"/>
      <style:text-properties style:use-window-font-color="true" style:font-name="Arial" fo:font-size="8pt" fo:language="pt" fo:country="PT" officeooo:paragraph-rsid="001e5a6e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35" style:family="paragraph" style:parent-style-name="Standard" style:master-page-name="">
      <style:paragraph-properties fo:text-align="justify" style:justify-single-word="false" style:page-number="auto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7fcdf" style:font-size-asian="12pt" style:font-size-complex="12pt"/>
    </style:style>
    <style:style style:name="P36" style:family="paragraph" style:parent-style-name="Standard" style:master-page-name="">
      <style:paragraph-properties fo:text-align="justify" style:justify-single-word="false" style:page-number="auto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c09e6" style:font-size-asian="12pt" style:font-size-complex="12pt"/>
    </style:style>
    <style:style style:name="P37" style:family="paragraph" style:parent-style-name="Standard" style:master-page-name="">
      <style:paragraph-properties fo:text-align="justify" style:justify-single-word="false" style:page-number="auto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e06e6" style:font-size-asian="12pt" style:font-size-complex="12pt"/>
    </style:style>
    <style:style style:name="P38" style:family="paragraph" style:parent-style-name="Standard" style:master-page-name="">
      <style:paragraph-properties fo:text-align="justify" style:justify-single-word="false" style:page-number="auto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paragraph-rsid="002fb95f" style:font-size-asian="12pt" style:font-size-complex="12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FreeSans" fo:font-size="18pt" officeooo:rsid="000328d2" officeooo:paragraph-rsid="0027fcdf" style:font-size-asian="18pt" style:font-size-complex="18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FreeSans" fo:font-size="18pt" officeooo:rsid="000328d2" officeooo:paragraph-rsid="002e06e6" style:font-size-asian="18pt" style:font-size-complex="18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FreeSans" fo:font-size="18pt" officeooo:rsid="000328d2" officeooo:paragraph-rsid="002fb95f" style:font-size-asian="18pt" style:font-size-complex="18pt"/>
    </style:style>
    <style:style style:name="P42" style:family="paragraph" style:parent-style-name="Standard">
      <style:paragraph-properties fo:text-align="justify" style:justify-single-word="false" fo:break-before="pag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1ccf1b" officeooo:paragraph-rsid="001ccf1b" style:font-size-asian="12pt" style:font-size-complex="12pt"/>
    </style:style>
    <style:style style:name="P43" style:family="paragraph" style:parent-style-name="Standard">
      <style:paragraph-properties fo:text-align="justify" style:justify-single-word="false" fo:break-before="pag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2e06e6" style:font-size-asian="12pt" style:font-size-complex="12pt"/>
    </style:style>
    <style:style style:name="P44" style:family="paragraph" style:parent-style-name="Standard">
      <style:paragraph-properties fo:text-align="justify" style:justify-single-word="false" fo:break-before="pag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2e581d" officeooo:paragraph-rsid="002e581d" style:font-size-asian="12pt" style:font-size-complex="12pt"/>
    </style:style>
    <style:style style:name="P45" style:family="paragraph" style:parent-style-name="Standard">
      <style:paragraph-properties fo:margin-left="1.3807in" fo:margin-right="0in" fo:line-height="150%" fo:text-indent="0in" style:auto-text-indent="false"/>
      <style:text-properties style:use-window-font-color="true" style:font-name="Arial" fo:font-size="8pt" fo:language="pt" fo:country="PT" officeooo:paragraph-rsid="001ccf1b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46" style:family="paragraph" style:parent-style-name="Standard">
      <style:paragraph-properties fo:margin-left="1.3807in" fo:margin-right="0in" fo:line-height="150%" fo:text-indent="0in" style:auto-text-indent="false"/>
      <style:text-properties style:use-window-font-color="true" style:font-name="Arial" fo:font-size="10pt" fo:language="pt" fo:country="PT" officeooo:paragraph-rsid="001ccf1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47" style:family="paragraph" style:parent-style-name="Table_20_Contents">
      <style:paragraph-properties fo:line-height="150%"/>
      <style:text-properties officeooo:paragraph-rsid="001ccf1b"/>
    </style:style>
    <style:style style:name="P48" style:family="paragraph" style:parent-style-name="Standard">
      <style:paragraph-properties fo:line-height="150%"/>
      <style:text-properties style:use-window-font-color="true" style:font-name="Arial" fo:font-size="10pt" fo:language="pt" fo:country="PT" officeooo:rsid="0032d937" officeooo:paragraph-rsid="0032d937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49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32d937" officeooo:paragraph-rsid="0032d937" style:font-size-asian="12pt" style:font-size-complex="12pt"/>
    </style:style>
    <style:style style:name="P50" style:family="paragraph" style:parent-style-name="Standard">
      <style:paragraph-properties fo:text-align="justify" style:justify-single-word="fals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05ae00" officeooo:paragraph-rsid="0032d937" style:font-size-asian="12pt" style:font-size-complex="12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FreeSans" fo:font-size="12pt" officeooo:rsid="002e581d" officeooo:paragraph-rsid="002c09e6" style:font-size-asian="12pt" style:font-size-complex="12pt"/>
    </style:style>
    <style:style style:name="P52" style:family="paragraph" style:parent-style-name="Standard">
      <style:paragraph-properties fo:text-align="justify" style:justify-single-word="false" fo:break-before="page">
        <style:tab-stops>
          <style:tab-stop style:position="6.6929in" style:type="right" style:leader-style="solid" style:leader-text="-"/>
        </style:tab-stops>
      </style:paragraph-properties>
      <style:text-properties style:font-name="FreeSans" fo:font-size="12pt" officeooo:rsid="002e581d" officeooo:paragraph-rsid="002e581d" style:font-size-asian="12pt" style:font-size-complex="12pt"/>
    </style:style>
    <style:style style:name="P53" style:family="paragraph" style:parent-style-name="Heading_20_1">
      <style:paragraph-properties fo:line-height="150%">
        <style:tab-stops>
          <style:tab-stop style:position="0in"/>
        </style:tab-stops>
      </style:paragraph-properties>
      <style:text-properties style:use-window-font-color="true" fo:font-size="11pt" fo:language="pt" fo:country="PT" fo:font-weight="normal" officeooo:paragraph-rsid="001ccf1b" style:letter-kerning="true" style:font-name-asian="SimSun" style:font-size-asian="11pt" style:language-asian="zh" style:country-asian="CN" style:font-weight-asian="normal" style:font-name-complex="Arial" style:font-size-complex="16pt" style:language-complex="ar" style:country-complex="SA" style:font-weight-complex="normal"/>
    </style:style>
    <style:style style:name="P54" style:family="paragraph" style:parent-style-name="Heading_20_1">
      <style:paragraph-properties fo:line-height="150%">
        <style:tab-stops>
          <style:tab-stop style:position="0in"/>
        </style:tab-stops>
      </style:paragraph-properties>
      <style:text-properties style:use-window-font-color="true" fo:font-size="11pt" fo:language="pt" fo:country="PT" fo:font-weight="normal" officeooo:paragraph-rsid="001e5a6e" style:letter-kerning="true" style:font-name-asian="SimSun" style:font-size-asian="11pt" style:language-asian="zh" style:country-asian="CN" style:font-weight-asian="normal" style:font-name-complex="Arial" style:font-size-complex="16pt" style:language-complex="ar" style:country-complex="SA" style:font-weight-complex="normal"/>
    </style:style>
    <style:style style:name="P55" style:family="paragraph" style:parent-style-name="Table_20_Contents">
      <style:paragraph-properties fo:line-height="150%"/>
      <style:text-properties style:use-window-font-color="true" style:font-name="Arial" fo:font-size="10pt" fo:language="pt" fo:country="PT" fo:font-weight="normal" officeooo:rsid="0032d937" officeooo:paragraph-rsid="0032d937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officeooo:rsid="001ccf1b"/>
    </style:style>
    <style:style style:name="T2" style:family="text">
      <style:text-properties officeooo:rsid="0003b4b5"/>
    </style:style>
    <style:style style:name="T3" style:family="text">
      <style:text-properties officeooo:rsid="0029a180"/>
    </style:style>
    <style:style style:name="T4" style:family="text">
      <style:text-properties officeooo:rsid="0005ae0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5ae0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300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662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fcd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180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09e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06e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fb95f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2d937" style:text-blinking="false" fo:background-color="transparent" loext:char-shading-value="0"/>
    </style:style>
    <style:style style:name="T15" style:family="text">
      <style:text-properties officeooo:rsid="0017d56c"/>
    </style:style>
    <style:style style:name="T16" style:family="text">
      <style:text-properties fo:font-weight="bold" officeooo:rsid="0017d56c" style:font-weight-asian="bold" style:font-weight-complex="bold"/>
    </style:style>
    <style:style style:name="T17" style:family="text">
      <style:text-properties fo:font-weight="bold" officeooo:rsid="00185a1c" style:font-weight-asian="bold" style:font-weight-complex="bold"/>
    </style:style>
    <style:style style:name="T18" style:family="text">
      <style:text-properties fo:font-weight="bold" officeooo:rsid="002c09e6" style:font-weight-asian="bold" style:font-weight-complex="bold"/>
    </style:style>
    <style:style style:name="T19" style:family="text">
      <style:text-properties fo:font-weight="bold" officeooo:rsid="002ccc33" style:font-weight-asian="bold" style:font-weight-complex="bold"/>
    </style:style>
    <style:style style:name="T20" style:family="text">
      <style:text-properties fo:font-weight="bold" officeooo:rsid="002e06e6" style:font-weight-asian="bold" style:font-weight-complex="bold"/>
    </style:style>
    <style:style style:name="T21" style:family="text">
      <style:text-properties fo:font-weight="bold" officeooo:rsid="002fb95f" style:font-weight-asian="bold" style:font-weight-complex="bold"/>
    </style:style>
    <style:style style:name="T22" style:family="text">
      <style:text-properties style:use-window-font-color="true" style:font-name="Arial" fo:font-size="10pt" fo:language="pt" fo:country="PT" fo:font-weight="normal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Arial" fo:font-size="10pt" fo:language="pt" fo:country="PT" fo:font-weight="normal" officeooo:rsid="001ccf1b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Arial" fo:font-size="10pt" fo:language="pt" fo:country="PT" fo:font-weight="normal" officeooo:rsid="0032d937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officeooo:rsid="001e5a6e"/>
    </style:style>
    <style:style style:name="T26" style:family="text">
      <style:text-properties officeooo:rsid="001f6623"/>
    </style:style>
    <style:style style:name="T27" style:family="text">
      <style:text-properties officeooo:rsid="002c09e6"/>
    </style:style>
    <style:style style:name="T28" style:family="text">
      <style:text-properties officeooo:rsid="002e06e6"/>
    </style:style>
    <style:style style:name="T29" style:family="text">
      <style:text-properties officeooo:rsid="002fb95f"/>
    </style:style>
    <style:style style:name="T30" style:family="text">
      <style:text-properties officeooo:rsid="0031a693"/>
    </style:style>
    <style:style style:name="T31" style:family="text">
      <style:text-properties officeooo:rsid="0032d9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53" text:outline-level="1">TERMO DE ABERTURA</text:h>
      <text:p text:style-name="P45"/>
      <text:p text:style-name="P30">Há-de este livro servir para escrituração de </text:p>
      <text:p text:style-name="P30">Atas à <text:span text:style-name="T31">ÓRGÃO da Associação</text:span> </text:p>
      <text:p text:style-name="P55">ASSOCIAÇÃO</text:p>
      <text:p text:style-name="P47"><text:span text:style-name="T23">Com o </text:span>Número de Identificação de Pessoa Colectiva<text:span text:style-name="T22"> </text:span><text:span text:style-name="T24">XXXXXXXXX</text:span><text:span text:style-name="T23">.</text:span></text:p>
      <text:p text:style-name="P46"/>
      <text:p text:style-name="P30">Leva no fim o Termo de Encerramento.</text:p>
      <text:p text:style-name="P46"/>
      <text:p text:style-name="P46"/>
      <text:p text:style-name="P30"><text:span text:style-name="T31">CIDADE</text:span>, em <text:span text:style-name="T31">XX</text:span> de <text:span text:style-name="T31">MÊS </text:span>de <text:span text:style-name="T31">ANO</text:span></text:p>
      <text:p text:style-name="P46"/>
      <text:p text:style-name="P46"/>
      <text:p text:style-name="P48">NOME DA(S) PESSOA(S) QUE TEM/TÊM DE RUBRICAR AS ACTAS</text:p>
      <text:p text:style-name="P32"/>
      <text:p text:style-name="P32">_____________________________________________________</text:p>
      <text:p text:style-name="P39">Ata N<text:span text:style-name="T4">ú</text:span>mero <text:span text:style-name="T31">XX </text:span>da <text:span text:style-name="T31">ÓRGÃO</text:span></text:p>
      <text:p text:style-name="P5"/>
      <text:p text:style-name="P20"><text:span text:style-name="T31">DD</text:span>-<text:span text:style-name="T31">MM</text:span>-<text:span text:style-name="T31">YYYY</text:span></text:p>
      <text:p text:style-name="P5"/>
      <text:p text:style-name="P35"><text:bookmark text:name="docs-internal-guid-ca35f863-df69-a7c1-eb4f-5e347ab3f4a7211"/><text:span text:style-name="T5">A </text:span><text:span text:style-name="T14">XX</text:span><text:span text:style-name="T8"> de </text:span><text:span text:style-name="T14">MÊS </text:span><text:span text:style-name="T7">de </text:span><text:span text:style-name="T14">AAAA</text:span><text:span text:style-name="T7">, pelas ...</text:span><text:span text:style-name="T6"> <text:tab/></text:span></text:p>
      <text:p text:style-name="P15"><text:span text:style-name="T31">Outro parágrafo... <text:tab/></text:span></text:p>
      <text:p text:style-name="P10"><text:span text:style-name="T31">Último parágrafo... </text:span><text:tab/></text:p>
      <text:p text:style-name="P9">O Presidente da <text:span text:style-name="T31">ÓRGÃO</text:span>: <text:tab/></text:p>
      <text:p text:style-name="P49">Nome da(s) pessoa(s) a assinar</text:p>
      <text:p text:style-name="P9"/>
      <text:p text:style-name="P9"><text:tab/></text:p>
      <text:p text:style-name="P9"><text:tab/></text:p>
      <text:p text:style-name="P9"><text:tab/></text:p>
      <text:p text:style-name="P9"><text:tab/></text:p>
      <text:p text:style-name="P9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50"><text:tab/><text:tab/><text:tab/><text:tab/><text:tab/><text:tab/><text:tab/><text:tab/><text:tab/><text:tab/><text:tab/><text:tab/><text:tab/><text:tab/><text:tab/><text:tab/><text:tab/></text:p>
      <text:p text:style-name="P5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2"/>
      <text:p text:style-name="P19"/>
      <text:h text:style-name="P54" text:outline-level="1">TERMO DE ENCERRAMENTO</text:h>
      <text:p text:style-name="P34"/>
      <text:p text:style-name="P31">Tem este livro <text:page-count>20</text:page-count> folhas, todas numeradas,</text:p>
      <text:p text:style-name="P31">e por mim rubricadas</text:p>
      <text:p text:style-name="P31">com a rubrica que uso: _________________.</text:p>
      <text:p text:style-name="P31"/>
      <text:p text:style-name="P31"/>
      <text:p text:style-name="P31"><text:span text:style-name="T31">CIDADE</text:span>, em __ de __________ de _____</text:p>
      <text:p text:style-name="P31"/>
      <text:p text:style-name="P31"/>
      <text:p text:style-name="P48">NOME DA PESSOA QUE RUBRICA</text:p>
      <text:p text:style-name="P31"/>
      <text:p text:style-name="P31">_____________________________________________________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>
          <style:tab-stop style:position="6in" style:type="right" style:leader-style="solid" style:leader-text="-"/>
        </style:tab-stops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FreeSans" officeooo:rsid="000328d2" officeooo:paragraph-rsid="000328d2"/>
    </style:style>
    <style:style style:name="MP2" style:family="paragraph" style:parent-style-name="Header">
      <style:paragraph-properties fo:text-align="start" style:justify-single-word="false"/>
      <style:text-properties style:font-name="FreeSans" officeooo:rsid="00094466" officeooo:paragraph-rsid="00094466"/>
    </style:style>
    <style:style style:name="MP3" style:family="paragraph" style:parent-style-name="Footer">
      <style:text-properties style:font-name="FreeSans" officeooo:rsid="000328d2" officeooo:paragraph-rsid="000328d2"/>
    </style:style>
    <style:style style:name="MT1" style:family="text">
      <style:text-properties officeooo:rsid="0032d937"/>
    </style:style>
    <style:style style:name="MT2" style:family="text">
      <style:text-properties officeooo:rsid="0003b4b5"/>
    </style:style>
    <style:style style:name="MT3" style:family="text">
      <style:text-properties officeooo:rsid="001ccf1b"/>
    </style:style>
    <style:page-layout style:name="Mpm1">
      <style:page-layout-properties fo:page-width="8.2681in" fo:page-height="11.6929in" style:num-format="1" style:print-orientation="portrait" fo:margin-top="0.302in" fo:margin-bottom="1.173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291in" fo:margin-left="0in" fo:margin-right="0in" fo:margin-bottom="0.1965in"/>
      </style:header-style>
      <style:footer-style>
        <style:header-footer-properties svg:height="0.4984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ÓRGÃO da ASSOCIAÇÃO</text:span><text:tab/><text:tab/>Rubrica:</text:p>
        <text:p text:style-name="MP2"><text:span text:style-name="MT2">NI</text:span>PC: <text:span text:style-name="MT1">XXXXXXXXX</text:span></text:p>
      </style:header>
      <style:footer>
        <text:p text:style-name="MP3">Processado por computador<text:tab/><text:span text:style-name="MT3">Livro 3, </text:span>Folha <text:page-number text:select-page="current">20</text:page-number> de <text:page-count>20</text:page-count><text:tab/>Rubrica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00:50:07.550429429</meta:creation-date>
    <dc:date>2016-01-31T21:41:52.950132934</dc:date>
    <meta:editing-duration>PT3H56M8S</meta:editing-duration>
    <meta:editing-cycles>35</meta:editing-cycles>
    <meta:generator>LibreOffice/4.3.3.2$Linux_x86 LibreOffice_project/430m0$Build-2</meta:generator>
    <meta:printed-by>André Esteves</meta:printed-by>
    <meta:print-date>2015-07-11T18:18:57.824002087</meta:print-date>
    <meta:document-statistic meta:table-count="0" meta:image-count="0" meta:object-count="0" meta:page-count="20" meta:paragraph-count="39" meta:word-count="125" meta:character-count="856" meta:non-whitespace-character-count="717"/>
  </office:meta>
</office:document-meta>
</file>